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1" svg:font-family="'Latin Modern Roman'"/>
    <style:font-face style:name="맑은 고딕" svg:font-family="'맑은 고딕'"/>
    <style:font-face style:name="Latin Modern Math" svg:font-family="'Latin Modern Math'" style:font-pitch="variable"/>
    <style:font-face style:name="Latin Modern Roman" svg:font-family="'Latin Modern Roman'" style:font-pitch="variable"/>
    <style:font-face style:name="TeX Gyre Termes" svg:font-family="'TeX Gyre Terme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1.401cm" fo:line-height="100%" fo:text-align="center" style:justify-single-word="false" fo:text-indent="0cm" style:auto-text-indent="false"/>
      <style:text-properties style:use-window-font-color="true" style:font-name="Latin Modern Roman" fo:font-size="10pt" fo:font-weight="normal" fo:background-color="transparent" style:font-name-asian="Latin Modern Roman1" style:font-size-asian="10pt" style:font-name-complex="Latin Modern Roman1" style:font-size-complex="10pt"/>
    </style:style>
    <style:style style:name="P2" style:family="paragraph" style:parent-style-name="Standard">
      <style:paragraph-properties fo:margin-left="0cm" fo:margin-right="1.401cm" fo:line-height="100%" fo:text-align="center" style:justify-single-word="false" fo:text-indent="0cm" style:auto-text-indent="false">
        <style:tab-stops>
          <style:tab-stop style:position="0.265cm"/>
        </style:tab-stops>
      </style:paragraph-properties>
      <style:text-properties style:use-window-font-color="true" style:font-name="Latin Modern Roman" fo:font-size="10pt" fo:font-weight="normal" fo:background-color="transparent" style:font-name-asian="Latin Modern Roman1" style:font-size-asian="10pt" style:font-name-complex="Latin Modern Roman1" style:font-size-complex="10pt"/>
    </style:style>
    <style:style style:name="P3" style:family="paragraph" style:parent-style-name="Standard">
      <loext:graphic-properties draw:fill="none"/>
      <style:paragraph-properties fo:margin-left="0cm" fo:margin-right="1.401cm" fo:line-height="100%" fo:text-align="center" style:justify-single-word="false" fo:text-indent="0cm" style:auto-text-indent="false"/>
      <style:text-properties style:use-window-font-color="true" style:font-name="Latin Modern Roman" fo:font-size="20pt" fo:font-weight="normal" fo:background-color="transparent" style:font-name-asian="Latin Modern Roman1" style:font-size-asian="20pt" style:font-weight-asian="normal" style:font-name-complex="Latin Modern Roman1" style:font-size-complex="20pt" style:font-weight-complex="normal"/>
    </style:style>
    <style:style style:name="P4" style:family="paragraph" style:parent-style-name="Standard">
      <style:paragraph-properties fo:margin-left="0cm" fo:margin-right="1.401cm" fo:line-height="100%" fo:text-align="center" style:justify-single-word="false" fo:text-indent="0cm" style:auto-text-indent="false"/>
      <style:text-properties style:font-name="Latin Modern Roman" fo:font-size="20pt" fo:font-weight="normal" style:font-size-asian="20pt" style:font-weight-asian="normal" style:font-size-complex="20pt" style:font-weight-complex="normal"/>
    </style:style>
    <style:style style:name="P5" style:family="paragraph" style:parent-style-name="Standard" style:master-page-name="">
      <loext:graphic-properties draw:fill="none"/>
      <style:paragraph-properties fo:margin-left="0cm" fo:margin-right="1.401cm" fo:line-height="100%" fo:text-align="center" style:justify-single-word="false" fo:text-indent="0cm" style:auto-text-indent="false" style:page-number="auto"/>
      <style:text-properties style:use-window-font-color="true" style:font-name="Latin Modern Roman" fo:font-size="20pt" fo:font-weight="normal" fo:background-color="transparent" style:font-name-asian="Latin Modern Roman1" style:font-size-asian="20pt" style:font-weight-asian="normal" style:font-name-complex="Latin Modern Roman1" style:font-size-complex="20pt" style:font-weight-complex="normal"/>
    </style:style>
    <style:style style:name="P6" style:family="paragraph" style:parent-style-name="Standard">
      <style:paragraph-properties fo:margin-left="2.2cm" fo:margin-right="0cm" fo:line-height="100%" fo:text-align="start" style:justify-single-word="false" fo:text-indent="0cm" style:auto-text-indent="false"/>
      <style:text-properties style:use-window-font-color="true" style:font-name="Latin Modern Roman" fo:font-size="13pt" fo:font-weight="normal" fo:background-color="transparent" style:font-name-asian="맑은 고딕" style:font-size-asian="13pt" style:font-name-complex="맑은 고딕" style:font-size-complex="13pt"/>
    </style:style>
    <style:style style:name="P7" style:family="paragraph" style:parent-style-name="Standard">
      <style:paragraph-properties fo:margin-left="2.2cm" fo:margin-right="0cm" fo:line-height="100%" fo:text-align="start" style:justify-single-word="false" fo:text-indent="0cm" style:auto-text-indent="false"/>
      <style:text-properties style:use-window-font-color="true" style:font-name="Latin Modern Math" fo:font-size="13pt" fo:font-weight="normal" fo:background-color="transparent" style:font-name-asian="맑은 고딕" style:font-size-asian="13pt" style:font-name-complex="맑은 고딕" style:font-size-complex="13pt"/>
    </style:style>
    <style:style style:name="P8" style:family="paragraph" style:parent-style-name="Standard">
      <style:paragraph-properties fo:line-height="100%" fo:text-align="start" style:justify-single-word="false"/>
      <style:text-properties style:use-window-font-color="true" style:font-name="Latin Modern Math" fo:font-size="10pt" fo:font-weight="normal" fo:background-color="transparent" style:font-name-asian="Latin Modern Roman1" style:font-size-asian="10pt" style:font-name-complex="Latin Modern Roman1" style:font-size-complex="10pt"/>
    </style:style>
    <style:style style:name="P9" style:family="paragraph" style:parent-style-name="Standard">
      <style:paragraph-properties fo:line-height="100%" fo:text-align="start" style:justify-single-word="false">
        <style:tab-stops>
          <style:tab-stop style:position="11.396cm"/>
        </style:tab-stops>
      </style:paragraph-properties>
      <style:text-properties style:use-window-font-color="true" style:font-name="Latin Modern Math" fo:font-size="10pt" fo:font-weight="normal" fo:background-color="transparent" style:font-name-asian="Latin Modern Roman1" style:font-size-asian="10pt" style:font-name-complex="Latin Modern Roman1" style:font-size-complex="10pt"/>
    </style:style>
    <style:style style:name="P10" style:family="paragraph" style:parent-style-name="Standard">
      <style:paragraph-properties fo:line-height="100%" fo:text-align="start" style:justify-single-word="false"/>
      <style:text-properties style:use-window-font-color="true" style:font-name="Latin Modern Math" fo:font-size="10pt" fo:font-weight="normal" fo:background-color="transparent" style:font-name-asian="Latin Modern Roman1" style:font-size-asian="10pt" style:font-weight-asian="normal" style:font-name-complex="Latin Modern Roman1" style:font-size-complex="10pt" style:font-weight-complex="normal"/>
    </style:style>
    <style:style style:name="P11" style:family="paragraph" style:parent-style-name="Standard">
      <style:paragraph-properties fo:line-height="100%" fo:text-align="start" style:justify-single-word="false"/>
      <style:text-properties style:use-window-font-color="true" style:font-name="Latin Modern Math" fo:font-size="10pt" fo:font-weight="normal" fo:background-color="transparent" style:font-name-asian="맑은 고딕" style:font-size-asian="10pt" style:font-name-complex="맑은 고딕" style:font-size-complex="10pt"/>
    </style:style>
    <style:style style:name="P12" style:family="paragraph" style:parent-style-name="Standard">
      <style:paragraph-properties fo:line-height="100%" fo:text-align="start" style:justify-single-word="false"/>
      <style:text-properties style:use-window-font-color="true" style:font-name="Latin Modern Math" fo:font-size="10pt" fo:font-weight="normal" officeooo:rsid="000fa146" officeooo:paragraph-rsid="000fa146" fo:background-color="transparent" style:font-name-asian="맑은 고딕" style:font-size-asian="10pt" style:font-name-complex="맑은 고딕" style:font-size-complex="10pt"/>
    </style:style>
    <style:style style:name="P13" style:family="paragraph" style:parent-style-name="Standard">
      <style:paragraph-properties fo:line-height="100%" fo:text-align="start" style:justify-single-word="false"/>
      <style:text-properties style:use-window-font-color="true" style:font-name="Latin Modern Math" fo:font-size="10pt" fo:font-weight="normal" officeooo:rsid="0010a75a" officeooo:paragraph-rsid="0010a75a" fo:background-color="transparent" style:font-name-asian="맑은 고딕" style:font-size-asian="10pt" style:font-name-complex="맑은 고딕" style:font-size-complex="10pt"/>
    </style:style>
    <style:style style:name="P14" style:family="paragraph" style:parent-style-name="Standard">
      <style:paragraph-properties fo:line-height="100%" fo:text-align="start" style:justify-single-word="false"/>
      <style:text-properties style:use-window-font-color="true" style:font-name="Latin Modern Math" fo:font-size="10pt" fo:font-weight="normal" officeooo:rsid="0010a75a" officeooo:paragraph-rsid="00115dd5" fo:background-color="transparent" style:font-name-asian="맑은 고딕" style:font-size-asian="10pt" style:font-name-complex="맑은 고딕" style:font-size-complex="10pt"/>
    </style:style>
    <style:style style:name="P15" style:family="paragraph" style:parent-style-name="Standard">
      <style:paragraph-properties fo:line-height="100%" fo:text-align="start" style:justify-single-word="false"/>
      <style:text-properties style:use-window-font-color="true" style:font-name="Latin Modern Math" fo:font-size="10pt" fo:font-weight="normal" officeooo:rsid="00115dd5" officeooo:paragraph-rsid="00115dd5" fo:background-color="transparent" style:font-name-asian="맑은 고딕" style:font-size-asian="10pt" style:font-name-complex="맑은 고딕" style:font-size-complex="10pt"/>
    </style:style>
    <style:style style:name="P16" style:family="paragraph" style:parent-style-name="Standard">
      <style:paragraph-properties fo:line-height="100%" fo:text-align="start" style:justify-single-word="false"/>
      <style:text-properties style:use-window-font-color="true" style:font-name="Latin Modern Math" fo:font-size="10pt" fo:font-weight="bold" fo:background-color="transparent" style:font-name-asian="Latin Modern Roman1" style:font-size-asian="10pt" style:font-weight-asian="bold" style:font-name-complex="Latin Modern Roman1" style:font-size-complex="10pt" style:font-weight-complex="bold"/>
    </style:style>
    <style:style style:name="P17" style:family="paragraph" style:parent-style-name="Standard">
      <style:paragraph-properties fo:line-height="100%" fo:text-align="start" style:justify-single-word="false"/>
      <style:text-properties style:use-window-font-color="true" style:font-name="Latin Modern Math" fo:font-size="14pt" fo:font-weight="normal" fo:background-color="transparent" style:font-name-asian="Latin Modern Roman1" style:font-size-asian="14pt" style:font-name-complex="Latin Modern Roman1" style:font-size-complex="14pt"/>
    </style:style>
    <style:style style:name="P18" style:family="paragraph" style:parent-style-name="Standard">
      <style:paragraph-properties fo:line-height="100%" fo:text-align="start" style:justify-single-word="false"/>
      <style:text-properties style:use-window-font-color="true" style:font-name="Latin Modern Math" fo:font-size="14pt" fo:font-weight="normal" officeooo:paragraph-rsid="00159710" fo:background-color="transparent" style:font-name-asian="Latin Modern Roman1" style:font-size-asian="14pt" style:font-name-complex="Latin Modern Roman1" style:font-size-complex="14pt"/>
    </style:style>
    <style:style style:name="P19" style:family="paragraph" style:parent-style-name="Standard">
      <style:paragraph-properties fo:line-height="100%" fo:text-align="start" style:justify-single-word="false"/>
      <style:text-properties style:use-window-font-color="true" style:font-name="Latin Modern Math" fo:font-size="14pt" fo:font-weight="normal" officeooo:rsid="000fa146" officeooo:paragraph-rsid="000fa146" fo:background-color="transparent" style:font-name-asian="맑은 고딕" style:font-size-asian="14pt" style:font-name-complex="맑은 고딕" style:font-size-complex="14pt"/>
    </style:style>
    <style:style style:name="P20" style:family="paragraph" style:parent-style-name="Standard">
      <style:paragraph-properties fo:line-height="100%" fo:text-align="start" style:justify-single-word="false"/>
      <style:text-properties style:use-window-font-color="true" style:font-name="Latin Modern Math" fo:font-size="14pt" fo:font-weight="normal" officeooo:rsid="00115dd5" officeooo:paragraph-rsid="00115dd5" fo:background-color="transparent" style:font-name-asian="맑은 고딕" style:font-size-asian="14pt" style:font-weight-asian="normal" style:font-name-complex="맑은 고딕" style:font-size-complex="14pt" style:font-weight-complex="normal"/>
    </style:style>
    <style:style style:name="P21" style:family="paragraph" style:parent-style-name="Standard">
      <style:paragraph-properties fo:line-height="100%" fo:text-align="start" style:justify-single-word="false"/>
      <style:text-properties style:use-window-font-color="true" style:font-name="Latin Modern Math" fo:font-size="12pt" fo:font-weight="normal" officeooo:rsid="00115dd5" officeooo:paragraph-rsid="00115dd5" fo:background-color="transparent" style:font-name-asian="맑은 고딕" style:font-size-asian="12pt" style:font-weight-asian="normal" style:font-name-complex="맑은 고딕" style:font-size-complex="12pt" style:font-weight-complex="normal"/>
    </style:style>
    <style:style style:name="P22" style:family="paragraph" style:parent-style-name="Standard">
      <style:paragraph-properties fo:line-height="100%" fo:text-align="end" style:justify-single-word="false"/>
      <style:text-properties style:use-window-font-color="true" style:font-name="TeX Gyre Termes" fo:font-size="11pt" fo:font-weight="normal" fo:background-color="transparent" style:font-name-asian="Latin Modern Roman1" style:font-size-asian="11pt" style:font-name-complex="Latin Modern Roman1" style:font-size-complex="11pt"/>
    </style:style>
    <style:style style:name="P23" style:family="paragraph" style:parent-style-name="Standard">
      <style:paragraph-properties fo:line-height="100%" fo:text-align="start" style:justify-single-word="false"/>
      <style:text-properties style:font-name="Latin Modern Math" fo:font-size="10pt" style:font-size-asian="10pt" style:font-size-complex="10pt"/>
    </style:style>
    <style:style style:name="P24" style:family="paragraph" style:parent-style-name="Standard">
      <style:paragraph-properties fo:line-height="100%" fo:text-align="start" style:justify-single-word="false"/>
      <style:text-properties style:font-name="Latin Modern Math" fo:font-size="10pt" officeooo:rsid="00115dd5" officeooo:paragraph-rsid="0011a684" style:font-size-asian="10pt" style:font-size-complex="10pt"/>
    </style:style>
    <style:style style:name="P25" style:family="paragraph" style:parent-style-name="Standard">
      <style:paragraph-properties fo:line-height="100%" fo:text-align="start" style:justify-single-word="false"/>
      <style:text-properties style:font-name="Latin Modern Math" fo:font-size="10pt" officeooo:rsid="00115dd5" officeooo:paragraph-rsid="00169c96" style:font-size-asian="10pt" style:font-size-complex="10pt"/>
    </style:style>
    <style:style style:name="P26" style:family="paragraph" style:parent-style-name="Standard">
      <style:paragraph-properties fo:line-height="100%" fo:text-align="start" style:justify-single-word="false"/>
      <style:text-properties style:font-name="Latin Modern Math" fo:font-size="10pt" fo:font-weight="bold" style:font-size-asian="10pt" style:font-weight-asian="bold" style:font-size-complex="10pt" style:font-weight-complex="bold"/>
    </style:style>
    <style:style style:name="P27" style:family="paragraph" style:parent-style-name="Standard">
      <style:paragraph-properties fo:margin-left="2.2cm" fo:margin-right="1cm" fo:line-height="100%" fo:text-align="start" style:justify-single-word="false" fo:text-indent="0cm" style:auto-text-indent="false"/>
      <style:text-properties style:use-window-font-color="true" style:font-name="TeX Gyre Termes" fo:font-size="13pt" fo:font-weight="normal" fo:background-color="transparent" style:font-name-asian="맑은 고딕" style:font-size-asian="13pt" style:font-name-complex="맑은 고딕" style:font-size-complex="13pt"/>
    </style:style>
    <style:style style:name="P28" style:family="paragraph" style:parent-style-name="Standard">
      <style:paragraph-properties fo:line-height="100%" fo:text-align="start" style:justify-single-word="false"/>
      <style:text-properties style:use-window-font-color="true" style:font-name="Latin Modern Math" fo:font-size="10pt" fo:font-weight="normal" fo:background-color="transparent" style:font-name-asian="Latin Modern Roman1" style:font-size-asian="10pt" style:font-name-complex="Latin Modern Roman1" style:font-size-complex="10pt"/>
    </style:style>
    <style:style style:name="P29" style:family="paragraph" style:parent-style-name="Standard">
      <style:paragraph-properties fo:line-height="100%" fo:text-align="start" style:justify-single-word="false"/>
      <style:text-properties style:use-window-font-color="true" style:font-name="Latin Modern Math" fo:font-size="10pt" fo:font-weight="normal" officeooo:rsid="0011a684" officeooo:paragraph-rsid="0011a684" fo:background-color="transparent" style:font-name-asian="Latin Modern Roman1" style:font-size-asian="10pt" style:font-name-complex="Latin Modern Roman1" style:font-size-complex="10pt"/>
    </style:style>
    <style:style style:name="P30" style:family="paragraph" style:parent-style-name="Standard">
      <style:paragraph-properties fo:line-height="100%" fo:text-align="start" style:justify-single-word="false"/>
      <style:text-properties style:use-window-font-color="true" style:font-name="Latin Modern Math" fo:font-size="10pt" fo:font-weight="normal" officeooo:paragraph-rsid="00159710" fo:background-color="transparent" style:font-name-asian="Latin Modern Roman1" style:font-size-asian="10pt" style:font-weight-asian="normal" style:font-name-complex="Latin Modern Roman1" style:font-size-complex="10pt" style:font-weight-complex="normal"/>
    </style:style>
    <style:style style:name="P31" style:family="paragraph" style:parent-style-name="Standard">
      <style:paragraph-properties fo:line-height="100%" fo:text-align="start" style:justify-single-word="false"/>
      <style:text-properties style:use-window-font-color="true" style:font-name="Latin Modern Math" fo:font-size="10pt" fo:font-weight="normal" officeooo:rsid="000fa146" officeooo:paragraph-rsid="000fa146" fo:background-color="transparent" style:font-name-asian="맑은 고딕" style:font-size-asian="10pt" style:font-name-complex="맑은 고딕" style:font-size-complex="10pt"/>
    </style:style>
    <style:style style:name="P32" style:family="paragraph" style:parent-style-name="Standard">
      <style:paragraph-properties fo:line-height="100%" fo:text-align="start" style:justify-single-word="false"/>
      <style:text-properties style:use-window-font-color="true" style:font-name="Latin Modern Math" fo:font-size="10pt" fo:font-weight="bold" officeooo:paragraph-rsid="00159710" fo:background-color="transparent" style:font-name-asian="Latin Modern Roman1" style:font-size-asian="10pt" style:font-weight-asian="bold" style:font-name-complex="Latin Modern Roman1" style:font-size-complex="10pt" style:font-weight-complex="bold"/>
    </style:style>
    <style:style style:name="T1" style:family="text">
      <style:text-properties style:use-window-font-color="true" fo:font-weight="normal" fo:background-color="transparent" loext:char-shading-value="0" style:font-name-asian="Latin Modern Roman1" style:font-name-complex="Latin Modern Roman1"/>
    </style:style>
    <style:style style:name="T2" style:family="text">
      <style:text-properties style:use-window-font-color="true" fo:font-weight="normal" officeooo:rsid="000f37f6" fo:background-color="transparent" loext:char-shading-value="0" style:font-name-asian="Latin Modern Roman1" style:font-name-complex="Latin Modern Roman1"/>
    </style:style>
    <style:style style:name="T3" style:family="text">
      <style:text-properties style:use-window-font-color="true" fo:font-weight="normal" officeooo:rsid="000fa146" fo:background-color="transparent" loext:char-shading-value="0" style:font-name-asian="Latin Modern Roman1" style:font-name-complex="Latin Modern Roman1"/>
    </style:style>
    <style:style style:name="T4" style:family="text">
      <style:text-properties style:use-window-font-color="true" fo:font-weight="normal" officeooo:rsid="0011a684" fo:background-color="transparent" loext:char-shading-value="0" style:font-name-asian="Latin Modern Roman1" style:font-name-complex="Latin Modern Roman1"/>
    </style:style>
    <style:style style:name="T5" style:family="text">
      <style:text-properties style:use-window-font-color="true" fo:font-weight="normal" officeooo:rsid="00159710" fo:background-color="transparent" loext:char-shading-value="0" style:font-name-asian="Latin Modern Roman1" style:font-name-complex="Latin Modern Roman1"/>
    </style:style>
    <style:style style:name="T6" style:family="text">
      <style:text-properties style:use-window-font-color="true" fo:font-weight="normal" officeooo:rsid="00169c96" fo:background-color="transparent" loext:char-shading-value="0" style:font-name-asian="Latin Modern Roman1" style:font-name-complex="Latin Modern Roman1"/>
    </style:style>
    <style:style style:name="T7" style:family="text">
      <style:text-properties style:use-window-font-color="true" fo:background-color="transparent" loext:char-shading-value="0" style:font-name-asian="Latin Modern Roman1" style:font-name-complex="Latin Modern Roman1"/>
    </style:style>
    <style:style style:name="T8" style:family="text">
      <style:text-properties style:use-window-font-color="true" officeooo:rsid="000f37f6" fo:background-color="transparent" loext:char-shading-value="0" style:font-name-asian="Latin Modern Roman1" style:font-name-complex="Latin Modern Roman1"/>
    </style:style>
    <style:style style:name="T9" style:family="text">
      <style:text-properties style:use-window-font-color="true" officeooo:rsid="00115dd5" fo:background-color="transparent" loext:char-shading-value="0" style:font-name-asian="Latin Modern Roman1" style:font-name-complex="Latin Modern Roman1"/>
    </style:style>
    <style:style style:name="T10" style:family="text">
      <style:text-properties officeooo:rsid="000fa146"/>
    </style:style>
    <style:style style:name="T11" style:family="text">
      <style:text-properties officeooo:rsid="0010e186"/>
    </style:style>
    <style:style style:name="T12" style:family="text">
      <style:text-properties officeooo:rsid="00115dd5"/>
    </style:style>
    <style:style style:name="T13" style:family="text">
      <style:text-properties officeooo:rsid="0013a527"/>
    </style:style>
    <style:style style:name="T14" style:family="text">
      <style:text-properties officeooo:rsid="00159710"/>
    </style:style>
    <style:style style:name="T15" style:family="text">
      <style:text-properties officeooo:rsid="00169c96"/>
    </style:style>
    <style:style style:name="T16" style:family="text">
      <style:text-properties officeooo:rsid="00173b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
      <text:p text:style-name="P3">Programmation Orientée Objet</text:p>
      <text:p text:style-name="P4"><text:span text:style-name="T7">Projet: Slot machin</text:span><text:span text:style-name="T8">e</text:span></text:p>
      <text:p text:style-name="P1"/>
      <text:p text:style-name="P1">Universite Paris 8 Departement Informatique</text:p>
      <text:p text:style-name="P1">Enseignant : François-Xavier Talgor<text:span text:style-name="T16">n</text:span></text:p>
      <text:p text:style-name="P2">Date de presentation 18/12/2015</text:p>
      <text:p text:style-name="P6"/>
      <text:p text:style-name="P7"/>
      <text:p text:style-name="P22">BAE HOBEAN N'14500464</text:p>
      <text:p text:style-name="P27"/>
      <text:p text:style-name="P17">1) Introduction</text:p>
      <text:p text:style-name="P23"><text:span text:style-name="T1"><text:s text:c="9"/>Le but de ce projet est de programmer le jeu de slot machine La condition de projet est qu'il faut que le programme soit codé en Java, on </text:span><text:span text:style-name="T2">peut</text:span><text:span text:style-name="T1"> servir la bibliotheque JavaFX.</text:span></text:p>
      <text:p text:style-name="P8">Le regle de jeu est tres simple, le jo<text:span text:style-name="T15">e</text:span>uer clique les bouton de jeu et la vecteur machine tourne une serie d'images.</text:p>
      <text:p text:style-name="P8">Le joeur gagne l'argent multiplié par rapport à la combinaison des images</text:p>
      <text:p text:style-name="P8"/>
      <text:p text:style-name="P8"/>
      <text:p text:style-name="P17">2) Resoudre Problematique</text:p>
      <text:p text:style-name="P8">Premierement il faut separer le problematique en quelque partie</text:p>
      <text:p text:style-name="P8"/>
      <text:p text:style-name="P26"><text:span text:style-name="T9">A</text:span><text:span text:style-name="T7">. </text:span><text:span text:style-name="T8">I</text:span><text:span text:style-name="T7">mage</text:span></text:p>
      <text:p text:style-name="P9">Pour interface graphique, j'ai essayé de creer l'image.</text:p>
      <text:p text:style-name="P8">le probleme, ca prends plus de temps en plus on n'est pas toujours sûr de notre resultat d'image par rapport au example sur internet. Si on le fait nous meme, cela devrait etre mieux que les autres. En gros il faut faire un vector machine, </text:p>
      <text:p text:style-name="P23"><text:span text:style-name="T1">le but n'est pas simplement de creer avec </text:span><text:span text:style-name="T2">les belles </text:span><text:span text:style-name="T1">coule</text:span><text:span text:style-name="T2">u</text:span><text:span text:style-name="T1">r</text:span><text:span text:style-name="T2">s</text:span><text:span text:style-name="T1"> et la degradation pour rendre beau, aussi pour que le jouer puisse se concentrer sur le jeu.</text:span></text:p>
      <text:p text:style-name="P8">Pour la methode,</text:p>
      <text:p text:style-name="P8">J'ai nommé sous class pour '*Builder.<text:span text:style-name="T14">class</text:span>' </text:p>
      <text:p text:style-name="P8">l<text:span text:style-name="T10">a class MachineBuilder </text:span>associe le rectangle et le polygon dans un StackPane ou Pane, elle renvoie un Pane ou un StackPane.</text:p>
      <text:p text:style-name="P8">On peut servir dans la fonction 'main' avec methode .make();</text:p>
      <text:p text:style-name="P8"/>
      <text:p text:style-name="P16"><text:span text:style-name="T12">B</text:span>. Animation </text:p>
      <text:p text:style-name="P8">Le pricipe de l'animation est de tourner l'image comme la vecteur machine se tourne.</text:p>
      <text:p text:style-name="P8"><text:span text:style-name="T14">Pour </text:span>La methode, Ce qu'on voit sur la scene une long chaine d'image qui se tourne, en realité l'image descends vers le bas, TransitTransition <text:soft-page-break/>permet de rancer cette animation. la valeur de rapidité est entre 0.9~1.7, se distribue alealtoirement</text:p>
      <text:p text:style-name="P8">le programme charge aleatoirement les image(avec occurrence)</text:p>
      <text:p text:style-name="P8">dans trois tableau d'image avec trois columne pour chaque</text:p>
      <text:p text:style-name="P8">On va comparer une seule ligne qu'on voit le milieux,elle sera calculé. </text:p>
      <text:p text:style-name="P8"/>
      <text:p text:style-name="P16"><text:span text:style-name="T12">C</text:span>.Game Loop</text:p>
      <text:p text:style-name="P8">Game loop consiste trois etape :</text:p>
      <text:p text:style-name="P8"><text:span text:style-name="T10">1.</text:span>Recevoir le choix de jouer</text:p>
      <text:p text:style-name="P8"><text:span text:style-name="T10">2.</text:span>Appliquer ce choix au jeu</text:p>
      <text:p text:style-name="P23"><text:span text:style-name="T3">3.</text:span><text:span text:style-name="T1">Verifier l'etat de jeu(Si le jeu est fini ou pas)</text:span></text:p>
      <text:p text:style-name="P8"/>
      <text:p text:style-name="P29">Si le jouer ne clique pas les bouton, le jeu attend le choix de jouer.</text:p>
      <text:p text:style-name="P24"><text:span text:style-name="T1">Chaque fois </text:span><text:span text:style-name="T4">le programme calcul par rapport à la combinaison de</text:span></text:p>
      <text:p text:style-name="P25"><text:span text:style-name="T4">image, la valeur de la credit change Si le joeuer gagne, la valeur sera augumentée avec le son, </text:span><text:span text:style-name="T6">l</text:span><text:span text:style-name="T4">e cas contraire, la valeur sera diminuée.</text:span></text:p>
      <text:p text:style-name="P25"><text:span text:style-name="T6">D</text:span><text:span text:style-name="T4">ès que le credit de jouer est epuisé, </text:span><text:span text:style-name="T5">le Gameloop s'arretela scene affiche Gameover</text:span></text:p>
      <text:p text:style-name="P11"/>
      <text:p text:style-name="P18">3) Liste de les classes</text:p>
      <text:p text:style-name="P32"/>
      <text:p text:style-name="P30">MachineBuilder.class :</text:p>
      <text:p text:style-name="P8">Une classe cree un image de machine pas de fonctionnement</text:p>
      <text:p text:style-name="P8"/>
      <text:p text:style-name="P10">ScoreBuilder.class :</text:p>
      <text:p text:style-name="P8">Dans chaque changement de scene, la valeur du credit </text:p>
      <text:p text:style-name="P8">change, ButtonBuilder et MachineBuilder creenent une seule fois,</text:p>
      <text:p text:style-name="P8">par contres on le cree chaque changement de scene parce qu'il faut avoir l'information plus recente</text:p>
      <text:p text:style-name="P8"/>
      <text:p text:style-name="P10">Main.class :</text:p>
      <text:p text:style-name="P8">La fonction main, qui lance le programme </text:p>
      <text:p text:style-name="P8">qui verifie l'etat de jeu et charge la transition d'image</text:p>
      <text:p text:style-name="P8">contient les variable qu'on sert dans le jeu. </text:p>
      <text:p text:style-name="P8"/>
      <text:p text:style-name="P19">4) Fonctionnement</text:p>
      <text:p text:style-name="P12"/>
      <text:p text:style-name="P12">Stage : Menu</text:p>
      <text:p text:style-name="P12">Bouton : START(Commencer le jeu)</text:p>
      <text:p text:style-name="P12">Bouton : EXIT(Quitter le jeu)</text:p>
      <text:p text:style-name="P12"/>
      <text:p text:style-name="P12">Stage : GameLoop</text:p>
      <text:p text:style-name="P12">Bouton : Spin(Tourner l'image)</text:p>
      <text:p text:style-name="P12">Bouton : BetMax(Parir tous les credits)</text:p>
      <text:p text:style-name="P12">Bouton : Bet up(Parir +100)</text:p>
      <text:p text:style-name="P12">Bouton : Bet down(Parir -100)</text:p>
      <text:p text:style-name="P12"/>
      <text:p text:style-name="P12">Stage : Gameover</text:p>
      <text:p text:style-name="P12">Bouton : MENU(Revenir à l'accueil)</text:p>
      <text:p text:style-name="P12">Bouton : EXIT(Quitter le jeu)</text:p>
      <text:p text:style-name="P12"/>
      <text:p text:style-name="P12"/>
      <text:p text:style-name="P12"/>
      <text:p text:style-name="P13"><text:soft-page-break/>Recompense :</text:p>
      <text:p text:style-name="P13">Si 4 images sont identique et son image est 7 7 7 7 </text:p>
      <text:p text:style-name="P14">Credit += Bet * <text:span text:style-name="T12">777</text:span></text:p>
      <text:p text:style-name="P14">Si 4 images sont identique </text:p>
      <text:p text:style-name="P14">Credit += Bet * <text:span text:style-name="T12">100</text:span></text:p>
      <text:p text:style-name="P13">Si 3 images sont identiques </text:p>
      <text:p text:style-name="P13">Credit += Bet * 30 </text:p>
      <text:p text:style-name="P13">Si 2 images sont identiques et autres 2 image<text:span text:style-name="T11">s</text:span> sont identiques </text:p>
      <text:p text:style-name="P13">Credit += Bet * 2 +Bet * 2 </text:p>
      <text:p text:style-name="P13">Si 2 images sont identiques</text:p>
      <text:p text:style-name="P13">Credit += Bet * 2</text:p>
      <text:p text:style-name="P13">Si auccune image est identique </text:p>
      <text:p text:style-name="P13">Credit += Bet * 0</text:p>
      <text:p text:style-name="P12"/>
      <text:p text:style-name="P12"><text:span text:style-name="T12">E</text:span>xception :</text:p>
      <text:p text:style-name="P12">1. En cours de l'animation, si le joeur essaie de toucher les boutons le programme affiche l'exception, les bouton ne fonctionne pas jus qu'a la fin de l'animation</text:p>
      <text:p text:style-name="P12">2. Le jouer ne peux pas parir le credit inferieur à 0</text:p>
      <text:p text:style-name="P12"/>
      <text:p text:style-name="P20"><text:span text:style-name="T13">5</text:span>) Classes utilisés</text:p>
      <text:p text:style-name="P21"/>
      <text:p text:style-name="P15">Pour la fenetre</text:p>
      <text:p text:style-name="P15">Application, Stage, Scene, Group</text:p>
      <text:p text:style-name="P15"/>
      <text:p text:style-name="P15">Pour l'animation</text:p>
      <text:p text:style-name="P15">Image, ImageView, <text:span text:style-name="T13">T</text:span>imeline, TranslateTransition, GridPane</text:p>
      <text:p text:style-name="P15">Duration, AudioClip, AnimationTimer, Random</text:p>
      <text:p text:style-name="P15"/>
      <text:p text:style-name="P15">Pour la bouton</text:p>
      <text:p text:style-name="P15">ActionEvent, EventHandler, Button, PerspectiveTransform</text:p>
      <text:p text:style-name="P15"/>
      <text:p text:style-name="P15">Pour l'image</text:p>
      <text:p text:style-name="P15">CycleMethod, LinearGradient, Stop, Color, Rectangle</text:p>
      <text:p text:style-name="P15">DropShado<text:span text:style-name="T13">w, P</text:span>olygon, Pane, Polygon, StackPa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1" svg:font-family="'Latin Modern Roman'"/>
    <style:font-face style:name="맑은 고딕" svg:font-family="'맑은 고딕'"/>
    <style:font-face style:name="Latin Modern Math" svg:font-family="'Latin Modern Math'" style:font-pitch="variable"/>
    <style:font-face style:name="Latin Modern Roman" svg:font-family="'Latin Modern Roman'" style:font-pitch="variable"/>
    <style:font-face style:name="TeX Gyre Termes" svg:font-family="'TeX Gyre Terme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683cm" fo:margin-bottom="4.226cm" fo:margin-left="5.008cm" fo:margin-right="4.5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8T14:53:31.493924796</dc:date>
    <meta:editing-duration>PT42M13S</meta:editing-duration>
    <meta:editing-cycles>8</meta:editing-cycles>
    <meta:generator>LibreOffice/5.0.4.1$Linux_X86_64 LibreOffice_project/00m0$Build-1</meta:generator>
    <meta:print-date>2015-12-18T12:58:35.064089317</meta:print-date>
    <meta:document-statistic meta:table-count="0" meta:image-count="0" meta:object-count="0" meta:page-count="3" meta:paragraph-count="85" meta:word-count="693" meta:character-count="4135" meta:non-whitespace-character-count="3504"/>
  </office:meta>
</office:document-meta>
</file>